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0000001844F065657E230F2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2.6602in" draw:z-index="0"><draw:image xlink:href="Pictures/10000201000003D0000001844F065657E230F2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07:49:22.948855529</meta:creation-date>
    <dc:date>2022-01-13T10:09:34.254613511</dc:date>
    <meta:editing-duration>PT2H10M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